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automatic-styles>
    <style:style style:name="P1" style:family="paragraph" style:parent-style-name="Preformatted_20_Text">
      <style:text-properties style:text-underline-style="none" fo:font-weight="bold" style:font-weight-asian="bold" style:font-weight-complex="bold"/>
    </style:style>
    <style:style style:name="P2" style:family="paragraph" style:parent-style-name="Preformatted_20_Text">
      <style:text-properties style:text-underline-style="none" fo:font-weight="normal" style:font-weight-asian="normal" style:font-weight-complex="normal"/>
    </style:style>
    <style:style style:name="P3" style:family="paragraph" style:parent-style-name="Preformatted_20_Text">
      <style:text-properties fo:font-weight="normal" style:font-weight-asian="normal" style:font-weight-complex="normal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 style:parent-style-name="Preformatted_20_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7" style:family="paragraph" style:parent-style-name="Preformatted_20_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Preformatted_20_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superblock</text:p>
      <text:p text:style-name="P2">Il contient des informations administratives importantes, portant sur le système de fichiers, pour le lancement du système d'exploitation.</text:p>
      <text:p text:style-name="P2">Une copie du superblock est contenu dans chaque block group.</text:p>
      <text:p text:style-name="P3">Il est représenté par la structure ext3_super_block, sur au plus un block.</text:p>
      <text:p text:style-name="P3"/>
      <text:p text:style-name="P4"/>
      <text:p text:style-name="P4">Explication des champs du superblock:</text:p>
      <text:p text:style-name="P4"/>
      <text:p text:style-name="P3">__u32<text:tab/>s_inodes_count;<text:tab/><text:tab/></text:p>
      <text:p text:style-name="P3">Nombre total d'inodes</text:p>
      <text:p text:style-name="P3">__u32<text:tab/>s_blocks_count;</text:p>
      <text:p text:style-name="P3">Nombre de blocks</text:p>
      <text:p text:style-name="P3">__u32<text:tab/>s_r_blocks_count;</text:p>
      <text:p text:style-name="P3">Nombre de blocks réservés</text:p>
      <text:p text:style-name="P3">__u32<text:tab/>s_free_blocks_count;</text:p>
      <text:p text:style-name="P3">Nombre de blocks libres</text:p>
      <text:p text:style-name="P3">__u32<text:tab/>s_free_inodes_count;</text:p>
      <text:p text:style-name="P3">Nombre d'inodes libres</text:p>
      <text:p text:style-name="P3">__u32<text:tab/>s_first_data_block;</text:p>
      <text:p text:style-name="P3">Numéro du premier block contenant les données.</text:p>
      <text:p text:style-name="P3">__u32<text:tab/>s_log_block_size;</text:p>
      <text:p text:style-name="P3">Taille des blocks, de la forme: 1024*2^log_block_size. Donc si la valeur est 0, la taille d'un bloc sera de 1024*2^0=1024 octets. </text:p>
      <text:p text:style-name="P3">__s32<text:tab/>s_log_frag_size;</text:p>
      <text:p text:style-name="P5">Taille des fragments.</text:p>
      <text:p text:style-name="P3">__u32<text:tab/>s_blocks_per_group;</text:p>
      <text:p text:style-name="P3">Nombre de blocks par groupe</text:p>
      <text:p text:style-name="P3">__u32<text:tab/>s_frags_per_group;</text:p>
      <text:p text:style-name="P3">Nombre de fragments par groupe</text:p>
      <text:p text:style-name="P3">__u32<text:tab/>s_inodes_per_group;</text:p>
      <text:p text:style-name="P3">Nombre d'inodes par groupe</text:p>
      <text:p text:style-name="P3">__u32<text:tab/>s_mtime;</text:p>
      <text:p text:style-name="P3">Timestamp de la dernière opération de montage. Le timestamp est au format UNIX (c'est à dire, le nombre de secondes écoulées depuis le 1er Janvier 1970, à 0h00mn00sec; pour en savoir plus ,regarder man 3 ctime .)</text:p>
      <text:p text:style-name="P3">__u32<text:tab/>s_wtime;</text:p>
      <text:p text:style-name="P3">Timestamp de la dernière opération d'écriture</text:p>
      <text:p text:style-name="P3">__u16<text:tab/>s_mnt_count;</text:p>
      <text:p text:style-name="P3">Compteur conservant le nombre de montages;</text:p>
      <text:p text:style-name="P3">__s16<text:tab/>s_max_mnt_count;</text:p>
      <text:p text:style-name="P3">Nombre de montages maximum autorisé avant de vérifier le système de fichier</text:p>
      <text:p text:style-name="P3">__u16<text:tab/>s_magic;</text:p>
      <text:p text:style-name="P3">Nombre magique, égal à 0xef53 pour ext2/3.</text:p>
      <text:p text:style-name="P3">__u16<text:tab/>s_state;</text:p>
      <text:p text:style-name="P3">Flag de statut, indiquand si le système de fichier est propre ou non. La fonction <text:s/>void print_state(__u16 s_state); permet de traduire la valeur: elle est égale à 0 si le système de fichier n'a pas été démonté correctement; 1 si il est propre, 2 si il contient des erreurs, 4 si des inodes orphelins sont en train d'être récupérés.</text:p>
      <text:p text:style-name="P3">__u16<text:tab/>s_errors;</text:p>
      <text:p text:style-name="P3">Indique quel est le comportement qui doit être utilisé en cas de détection d'erreurs. Si la valeur est 1, on continue l'execution; 2, on remonte le système de fichiers en lecture seule; 3, on déclenche un kernel panic.</text:p>
      <text:p text:style-name="P3">__u16<text:tab/>s_minor_rev_level;</text:p>
      <text:p text:style-name="P5">Version minimum du système de fichier.</text:p>
      <text:p text:style-name="P3">__u32<text:tab/>s_lastcheck;</text:p>
      <text:p text:style-name="P3">Timestamp de la dernière vérification.</text:p>
      <text:p text:style-name="P3">__u32<text:tab/>s_checkinterval;</text:p>
      <text:p text:style-name="P3">Durée maximale entre les vérifications.</text:p>
      <text:p text:style-name="P3">__u32<text:tab/>s_creator_os;</text:p>
      <text:p text:style-name="P3">OS créateur.</text:p>
      <text:p text:style-name="P3">__u32<text:tab/>s_rev_level;</text:p>
      <text:p text:style-name="P3">Version du système de fichiers.</text:p>
      <text:p text:style-name="P3">__u16<text:tab/>s_def_resuid;</text:p>
      <text:p text:style-name="P3">UID par défaut pour les blocs réservés. Certains blocks sont réservés pour le superutilisateur; on peut par contre modifier l'UID auquel ils seront affectés par défaut.</text:p>
      <text:p text:style-name="P3">__u16<text:tab/>s_def_resgid;</text:p>
      <text:p text:style-name="P3">GID par défaut pour les blocs réservés.</text:p>
      <text:p text:style-name="P3">Ces champs sont seulement pour les superblocks de ext2/3 version 2 <text:span text:style-name="T1">(avec taille d'inode dynamique)</text:span>.</text:p>
      <text:p text:style-name="P3">__u32<text:tab/>s_first_ino;</text:p>
      <text:p text:style-name="P3">Numéro du premier inode libre.</text:p>
      <text:p text:style-name="P3">__u16 <text:s text:c="2"/>s_inode_size;</text:p>
      <text:p text:style-name="P3">Taille des inodes.</text:p>
      <text:p text:style-name="P3">__u16<text:tab/>s_block_group_nr;</text:p>
      <text:p text:style-name="P3">Numéro de block du superblock lu .</text:p>
      <text:p text:style-name="P3">__u32<text:tab/>s_feature_compat;</text:p>
      <text:p text:style-name="P6">Carte (bitmap) des fonctionnalités compatibles.</text:p>
      <text:p text:style-name="P7">Les cartes des fonctionnalités sont lisibles bit par bit (une position de bit correspond à une fonctionnalité: 0 signifie non supportée, 1 signifie supportée.)</text:p>
      <text:p text:style-name="P3">0x0001 La partition supporte la préallocation pour les dossiers.</text:p>
      <text:p text:style-name="P3">0x0002 <text:span text:style-name="T1">La partition supporte les inodes magiques</text:span></text:p>
      <text:p text:style-name="P3">0x0004 La partition supporte la journalisation.</text:p>
      <text:p text:style-name="P3">0x0008 La partition supporte les attributs utilisateurs étendus.</text:p>
      <text:p text:style-name="P3">0x0010 <text:span text:style-name="T1">La partition supporte les inodes de taille variable.</text:span></text:p>
      <text:p text:style-name="P3">0x0020 <text:span text:style-name="T1">La partition est compatible avec la création d'index de dossier.</text:span></text:p>
      <text:p text:style-name="P3"/>
      <text:p text:style-name="P3"/>
      <text:p text:style-name="P3">__u32<text:tab/>s_feature_incompat;</text:p>
      <text:p text:style-name="P6">Carte des fonctionnalités incompatibles</text:p>
      <text:p text:style-name="P3">0x0001 La partition n'est pas compatible avec la compression "transparente".</text:p>
      <text:p text:style-name="P8">0x0002 La partition n'est pas compatible avec les types de fichiers.</text:p>
      <text:p text:style-name="P3">0x0004 La partition a besoin d'être réparée.</text:p>
      <text:p text:style-name="P3">0x0008 La partition n'est pas compatible avec un journal externe.</text:p>
      <text:p text:style-name="P8">0x0010 La partition n'est pas compatible avec les métadonnées des block groups.</text:p>
      <text:p text:style-name="P3"/>
      <text:p text:style-name="P3"/>
      <text:p text:style-name="P3"/>
      <text:p text:style-name="P3">__u32<text:tab/>s_feature_ro_compat;</text:p>
      <text:p text:style-name="P6">Carte des fonctionnalités compatibles en lecture seule</text:p>
      <text:p text:style-name="P7">Le système de fichier peut être lu sans problème, mais une écriture sur celui ci risquerait de le corrompre.</text:p>
      <text:p text:style-name="P3">0x0001 La partition supporte en lecture seule les fichiers troués.</text:p>
      <text:p text:style-name="P3">0x0002 La partition supporte en lecture seule les fichiers de grande taille.</text:p>
      <text:p text:style-name="P3">0x0004 La partition supporte en lecture seule les arborescences de types B-Arbres</text:p>
      <text:p text:style-name="P3">(Pour plus d'informations, voir<text:span text:style-name="T1"> http://fr.wikipedia.org/wiki/Arbre_B</text:span>)</text:p>
      <text:p text:style-name="P3"/>
      <text:p text:style-name="P3">__u8<text:tab/>s_uuid[16];</text:p>
      <text:p text:style-name="P3">uuid pour le volume; ce champ n'est pas affiché.</text:p>
      <text:p text:style-name="P3">char<text:tab/>s_volume_name[16];</text:p>
      <text:p text:style-name="P3">Nom du volume.</text:p>
      <text:p text:style-name="P3">char<text:tab/>s_last_mounted[64];</text:p>
      <text:p text:style-name="P3">Dossier dans lequel la partition a été montée pour la dernière fois.</text:p>
      <text:p text:style-name="P3">__u32<text:tab/>s_algorithm_usage_bitmap;</text:p>
      <text:p text:style-name="P6">Sert pour la compression “transparente”, c'est à dire la compression intégrée directement au système de fichier.</text:p>
      <text:p text:style-name="P3">__u8<text:tab/>s_prealloc_blocks;</text:p>
      <text:p text:style-name="P6">Nombre de blocks à préallouer.</text:p>
      <text:p text:style-name="P3">__u8<text:tab/>s_prealloc_dir_blocks;</text:p>
      <text:p text:style-name="P6">Nombre de blocks à préallouer pour les dossiers.</text:p>
      <text:p text:style-name="P3">__u16<text:tab/>s_padding1;</text:p>
      <text:p text:style-name="P3">Non affiché, utilisé pour avoir un 'bon' nombre d'octets dans le superblock.</text:p>
      <text:p text:style-name="P3">__u8<text:tab/>s_journal_uuid[16];</text:p>
      <text:p text:style-name="P6">uuid du superblock du journal, non affiché.</text:p>
      <text:p text:style-name="P3">__u32<text:tab/>s_journal_inum;</text:p>
      <text:p text:style-name="P3">Numéro d'inode du journal.</text:p>
      <text:p text:style-name="P3">__u32<text:tab/>s_journal_dev;</text:p>
      <text:p text:style-name="P3">Numéro du périphérique sur lequel se trouve le journal.</text:p>
      <text:p text:style-name="P3">__u32<text:tab/>s_last_orphan;</text:p>
      <text:p text:style-name="P3">Debut de la liste des inodes orphelins à effacer</text:p>
      <text:p text:style-name="P3">__u32<text:tab/>s_hash_seed[4];</text:p>
      <text:p text:style-name="P8">Graine de hachage HTREE.</text:p>
      <text:p text:style-name="P3"/>
      <text:p text:style-name="P3">__u8<text:tab/>s_def_hash_version;</text:p>
      <text:p text:style-name="P3">Version de hachage à utiliser par défaut.</text:p>
      <text:p text:style-name="P3">__u8<text:tab/>s_reserved_char_pad;</text:p>
      <text:p text:style-name="P3">__u16<text:tab/>s_reserved_word_pad;</text:p>
      <text:p text:style-name="P3">Non affichés, servent à 'aligner' la structure du superblock.</text:p>
      <text:p text:style-name="P3">__u32<text:tab/>s_default_mount_opts;</text:p>
      <text:p text:style-name="P4">Options de montage par défaut.</text:p>
      <text:p text:style-name="P7">Les options de montage par défaut sont également lisibles bit par bit (une position de bit correspond à une option: 0 signifie non activée, 1 signifie activée.)</text:p>
      <text:p text:style-name="P3">0x0001 Affichage des informations de debug à chaque montage.</text:p>
      <text:p text:style-name="P3">0x0002 Le groupe ID par défaut d'un nouveau fichier est celui du répertoure dans lequel il se trouve.</text:p>
      <text:p text:style-name="P3">0x0004 Support pour les attributs étendus (xattr) sur les utilisateurs.</text:p>
      <text:p text:style-name="P3">0x0008 Support des Access Control List (ACL).</text:p>
      <text:p text:style-name="P3">0x0010 Désactivation du mode 32-bits pour les UIDs et les GIDs (rétrocompatibilité avec les anciens kernels).</text:p>
      <text:p text:style-name="P3">0x0060 La journalisation est activée. Signature commune avec le mode writeback; si ni l'un ni l'autre des autres modes ne sont activés, cela signifie que le journal est en mode writeback.</text:p>
      <text:p text:style-name="P3"/>
      <text:p text:style-name="P3">0x0020 Le journal est utilisé en mode journalisation complète (données+informations administratives).</text:p>
      <text:p text:style-name="P3">0x0040 Le journal est utilisé en mode ORDERED: similaire au mode writeback décrit ci dessous, mais le contenu des fichiers est écrit avant de journaliser les données administratives. C'est la valeur par défaut.</text:p>
      <text:p text:style-name="P3">0x0060 Le journal est utilisé en mode WRITEBACK: Les données administratives (metadata) sont journalisées, tandis que le contenu du fichier ne l'est pas.</text:p>
      <text:p text:style-name="P3">Pour plus de détails, voir la section concernant le “journal”.</text:p>
      <text:p text:style-name="P3">__u32<text:tab/>s_first_meta_bg;</text:p>
      <text:p text:style-name="P6">Premier block group pour les informations administratives.</text:p>
      <text:p text:style-name="P3">__u32<text:tab/>s_reserved[190];</text:p>
      <text:p text:style-name="P3">Non affiché, sert à finir de remplir le superblock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HG Mincho Light J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 AMT" fo:font-size="10pt" style:font-name-asian="Cumberland AMT" style:font-size-asian="10pt" style:font-name-complex="Cumberland AMT" style:font-size-complex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6-11-22T18:51:00</meta:creation-date>
    <dc:date>2007-03-17T12:45:18</dc:date>
    <dc:language>en-US</dc:language>
    <meta:editing-cycles>142</meta:editing-cycles>
    <meta:editing-duration>PT5H8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31" meta:word-count="1119" meta:character-count="6758"/>
  </office:meta>
</office:document-meta>
</file>